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line-height="115%" fo:break-before="auto" fo:break-after="auto" style:writing-mode="lr-tb"/>
      <style:text-properties fo:background-color="#ffff00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line-height="115%" fo:break-before="auto" fo:break-after="auto" style:writing-mode="lr-tb"/>
      <style:text-properties fo:background-color="#fff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 of tables</text:p>
      <text:p text:style-name="P2"/>
      <text:p text:style-name="P3"><text:span text:style-name="T1">4.1,4.2 , 4.3 :</text:span> LED blue to be replaced by blue LED</text:p>
      <text:p text:style-name="P1"/>
      <text:p text:style-name="P2">List of Arduino Code</text:p>
      <text:p text:style-name="P1"/>
      <text:p text:style-name="P1">6.2 : blue LED <text:s/>------&gt; red LED</text:p>
      <text:p text:style-name="P1"/>
      <text:p text:style-name="P2">List of Scilab Code :</text:p>
      <text:p text:style-name="P2"/>
      <text:p text:style-name="P1">6.2 : blue LED ----&gt; Red LED</text:p>
      <text:p text:style-name="P1"/>
      <text:p text:style-name="P2">Chapter 2 :</text:p>
      <text:p text:style-name="P1"/>
      <text:p text:style-name="P1">2.1.1: Check Sentence : A microcontroller consists of three major <text:span text:style-name="T1">components,namely, Processor </text:span></text:p>
      <text:p text:style-name="P1"/>
      <text:p text:style-name="P1">2.4 : Diode ----&gt; Diyode</text:p>
      <text:p text:style-name="P1"><text:s text:c="8"/>Page 12 : 2nd paragraph Diyode codeshield</text:p>
      <text:p text:style-name="P1"><text:span text:style-name="T3">Table 2.3 Buzzer ------- Digital pin 3</text:span> </text:p>
      <text:p text:style-name="P2"/>
      <text:p text:style-name="P2">Chapter 3 : </text:p>
      <text:p text:style-name="P1"/>
      <text:p text:style-name="P1"><text:span text:style-name="T1">3.1.4 </text:span><text:s/>:</text:p>
      <text:p text:style-name="P1"/>
      <text:p text:style-name="P1">2. <text:span text:style-name="T3">In the Arduino to know the path of your sketch files.</text:span></text:p>
      <text:p text:style-name="P1"/>
      <text:p text:style-name="P1"><text:span text:style-name="T1">3.2.1 : </text:span>3rd paragraph : from the website <text:s/><text:a xlink:type="simple" xlink:href="http://www.scilab.org/" text:style-name="Internet_20_link" text:visited-style-name="Visited_20_Internet_20_Link">www</text:a><text:a xlink:type="simple" xlink:href="http://www.scilab.org/" text:style-name="Internet_20_link" text:visited-style-name="Visited_20_Internet_20_Link">.</text:a><text:a xlink:type="simple" xlink:href="http://www.scilab.org/" text:style-name="Internet_20_link" text:visited-style-name="Visited_20_Internet_20_Link">scilab</text:a><text:a xlink:type="simple" xlink:href="http://www.scilab.org/" text:style-name="Internet_20_link" text:visited-style-name="Visited_20_Internet_20_Link">.</text:a><text:a xlink:type="simple" xlink:href="http://www.scilab.org/" text:style-name="Internet_20_link" text:visited-style-name="Visited_20_Internet_20_Link">org</text:a> </text:p>
      <text:p text:style-name="P6"><text:span text:style-name="T1">3.2.4 :</text:span> <text:s/>3. Arduino Uno board </text:p>
      <text:p text:style-name="P6"/>
      <text:p text:style-name="P2">Chapter 6: </text:p>
      <text:p text:style-name="P2"/>
      <text:p text:style-name="P6">6.1 : 2nd paragraph ATmega128 to be replaced by ATmega328</text:p>
      <text:p text:style-name="P1"/>
      <text:p text:style-name="P1">Chapter 9 : </text:p>
      <text:p text:style-name="P1">9.1 It can rotate clockwise or anticlockwise direction </text:p>
      <text:p text:style-name="P1">Fig. 9.4 to be updated </text:p>
      <text:p text:style-name="P1"/>
      <text:p text:style-name="P1">All port no. in open_serial() has to be made same i.e. <text:s/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meta:initial-creator/>
    <meta:editing-cycles>5</meta:editing-cycles>
    <dc:date>2015-11-12T01:43:02.867000000</dc:date>
    <meta:editing-duration>P2DT16H25M15S</meta:editing-duration>
    <meta:document-statistic meta:table-count="0" meta:image-count="0" meta:object-count="0" meta:page-count="1" meta:paragraph-count="22" meta:word-count="147" meta:character-count="761" meta:non-whitespace-character-count="617"/>
  </office:meta>
</office:document-meta>
</file>